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4.722cm" style:use-optimal-column-width="false"/>
    </style:style>
    <style:style style:name="co4" style:family="table-column">
      <style:table-column-properties style:column-width="4.72cm" style:use-optimal-column-width="false"/>
    </style:style>
    <style:style style:name="co5" style:family="table-column">
      <style:table-column-properties style:column-width="5.509cm" style:use-optimal-column-width="false"/>
    </style:style>
    <style:style style:name="co6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8 <text:s/>...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3  ...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0  ... 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cm" svg:height="1.5cm" svg:x="30cm" svg:y="0.5cm">
          <draw:text-box>
            <text:p>S2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<text:s/>6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0  <text:s/>1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3  <text:s/>4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7  <text:s/>8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2  <text:s/>3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<text:s/>7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4  <text:s/>5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8  <text:s/>9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cm" svg:height="1.5cm" svg:x="30cm" svg:y="0.5cm">
          <draw:text-box>
            <text:p>S3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5 <text:s/>... <text:s/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<text:s/></text:span><text:span text:style-name="T1">8  ... 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7  ...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1  ...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<text:s/></text:span><text:span text:style-name="T1">9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>
                <text:p text:style-name="P1"><text:span text:style-name="T3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2cm" svg:height="1.5cm" svg:x="30cm" svg:y="0.5cm">
          <draw:text-box>
            <text:p>S4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9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<text:s/></text:span><text:span text:style-name="T1">2+3</text:span></text:p>
              </table:table-cell>
              <table:table-cell>
                <text:p text:style-name="P1"><text:span text:style-name="T2">0+3</text:span></text:p>
              </table:table-cell>
            </table:table-row>
            <table:table-row table:style-name="ro3">
              <table:table-cell table:style-name="ce3">
                <text:p text:style-name="P1"><text:span text:style-name="T2">1+4</text:span></text:p>
              </table:table-cell>
              <table:table-cell table:style-name="ce4">
                <text:p text:style-name="P1"><text:span text:style-name="T2">3+1</text:span></text:p>
              </table:table-cell>
              <table:table-cell table:style-name="ce5">
                <text:p text:style-name="P1"><text:span text:style-name="T2">2+4</text:span></text:p>
              </table:table-cell>
            </table:table-row>
            <table:table-row table:style-name="ro3">
              <table:table-cell table:style-name="ce3">
                <text:p text:style-name="P1"><text:span text:style-name="T2">1+2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1"><text:span text:style-name="T2">2+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0" draw:text-style-name="P4" draw:layer="layout" svg:width="0.882cm" svg:height="0.882cm" svg:x="26.482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82cm" svg:height="0.883cm" svg:x="25.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82cm" svg:height="0.882cm" svg:x="25.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.74cm" svg:y="3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77cm" svg:height="0.977cm" svg:x="4.977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5.046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977cm" svg:height="0.977cm" svg:x="4cm" svg:y="13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882cm" svg:height="0.883cm" svg:x="5.11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882cm" svg:height="0.882cm" svg:x="5.118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3.939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3.939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977cm" svg:height="0.977cm" svg:x="5.19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977cm" svg:height="0.977cm" svg:x="5.199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draw:transform="rotate (-1.5707963267949) translate (3.477cm 8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draw:transform="rotate (-1.5707963267949) translate (3.477cm 9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977cm" svg:height="0.977cm" svg:x="26.023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.014cm" svg:y="1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881cm" svg:height="0.882cm" svg:x="5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882cm" svg:height="0.882cm" svg:x="4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23.61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23.61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882cm" svg:height="0.882cm" svg:x="4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881cm" svg:height="0.882cm" svg:x="5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882cm" svg:height="0.882cm" svg:x="32.382cm" svg:y="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882cm" svg:height="0.882cm" svg:x="32.382cm" svg:y="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svg:x="30.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30.5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882cm" svg:height="0.881cm" svg:x="32.382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881cm" svg:height="0.882cm" svg:x="26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882cm" svg:height="0.882cm" svg:x="25.61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882cm" svg:height="0.882cm" svg:x="25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881cm" svg:height="0.882cm" svg:x="26.61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24.23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0.882cm" svg:height="0.881cm" svg:x="26.118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frame draw:style-name="gr8" draw:layer="layout" svg:width="1.171cm" svg:height="0.962cm" svg:x="30cm" svg:y="0cm">
          <draw:text-box>
            <text:p>s6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0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custom-shape draw:style-name="gr33" draw:text-style-name="P4" draw:layer="layout" svg:width="0.882cm" svg:height="0.882cm" svg:x="13.982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0.882cm" svg:height="0.882cm" svg:x="7.481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882cm" svg:height="0.883cm" svg:x="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0.882cm" svg:height="0.882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1cm" svg:height="0.882cm" draw:transform="rotate (-1.5707963267949) translate (11.245cm 7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18.7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0.977cm" svg:height="0.977cm" svg:x="15.523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3cm" draw:transform="rotate (-1.5707963267949) translate (10.246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8.523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977cm" svg:height="0.977cm" svg:x="14.546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0.882cm" svg:height="0.883cm" svg:x="21.118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882cm" svg:height="0.882cm" svg:x="21.118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7.416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7.416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882cm" svg:height="0.881cm" svg:x="7.481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83cm" svg:height="0.881cm" svg:x="8.48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977cm" svg:height="0.977cm" svg:x="18.336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0.977cm" svg:height="0.977cm" svg:x="18.336cm" svg:y="1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1.10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977cm" svg:height="0.977cm" svg:x="9.5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1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draw:transform="rotate (-1.5707963267949) translate (11.245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0.881cm" svg:height="0.882cm" svg:x="16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0.882cm" svg:height="0.882cm" svg:x="15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18.117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18.11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882cm" svg:height="0.882cm" svg:x="15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881cm" svg:height="0.882cm" svg:x="16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0.882cm" svg:height="0.882cm" svg:x="9.38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882cm" svg:height="0.882cm" svg:x="9.382cm" svg:y="1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svg:x="7.5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7.5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882cm" svg:height="0.881cm" svg:x="9.382cm" svg:y="1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881cm" svg:height="0.882cm" svg:x="21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draw:layer="layout" svg:width="0.882cm" svg:height="0.882cm" svg:x="20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0.882cm" svg:height="0.882cm" svg:x="20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" draw:layer="layout" svg:width="0.881cm" svg:height="0.882cm" svg:x="21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frame draw:style-name="gr8" draw:layer="layout" svg:width="1.171cm" svg:height="0.962cm" svg:x="30cm" svg:y="0cm">
          <draw:text-box>
            <text:p>s7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1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g>
          <draw:custom-shape draw:style-name="gr57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4cm" svg:x="9.52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5cm" svg:height="0.396cm" svg:x="10.316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20.655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21.443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21.918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18.001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3cm" svg:height="0.396cm" svg:x="18.7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9.263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9.263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8.315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6cm" svg:x="6.93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3cm" svg:height="0.396cm" svg:x="7.72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8.198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8.198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7.25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5cm" svg:x="9.5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5cm" svg:x="10.7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6cm" svg:x="15.094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5.882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4cm" svg:x="16.35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6cm" svg:x="16.35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15.408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6cm" svg:height="1.976cm" svg:x="12.5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3.2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6cm" svg:x="13.765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6cm" svg:x="13.765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2.817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5cm" svg:x="1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4cm" svg:x="16.26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5cm" svg:x="16.26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15.31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9.655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4cm" svg:x="10.91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10.91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9.969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7cm" svg:x="7.0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3cm" svg:height="0.394cm" svg:x="7.7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8.263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8.263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7.315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20.655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21.918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6cm" svg:x="18.001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3cm" svg:height="0.396cm" svg:x="18.79cm" svg:y="11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9.263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9.263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5cm" svg:x="18.315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5cm" svg:x="15.0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5cm" svg:x="16.28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4cm" svg:x="12.525cm" svg:y="6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5cm" svg:height="0.396cm" svg:x="13.315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4cm" svg:x="7cm" svg:y="11.0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7" draw:text-style-name="P1" draw:layer="layout" svg:width="1.975cm" svg:height="1.974cm" svg:x="12.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5cm" svg:height="0.396cm" svg:x="13.29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20.5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21.288cm" svg:y="16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21.763cm" svg:y="1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4cm" svg:x="18cm" svg:y="15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5cm" svg:height="0.396cm" svg:x="18.79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frame draw:style-name="gr8" draw:layer="layout" svg:width="1.171cm" svg:height="0.962cm" svg:x="30cm" svg:y="0cm">
          <draw:text-box>
            <text:p>s8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3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g>
          <draw:custom-shape draw:style-name="gr57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...  6 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...  2 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...  8 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...  4 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...  3 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<text:s/></text:span><text:span text:style-name="T1">...  9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...  7 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...  5 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layer="layout" svg:width="2cm" svg:height="1.5cm" svg:x="30cm" svg:y="0.5cm">
          <draw:text-box>
            <text:p>S9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frame draw:style-name="gr59" draw:text-style-name="P5" draw:layer="layout" svg:width="1.864cm" svg:height="1.865cm" svg:x="23.136cm" svg:y="17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26.401cm" svg:y="8.64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8" draw:layer="layout" svg:width="1.171cm" svg:height="0.962cm" svg:x="30cm" svg:y="0cm">
          <draw:text-box>
            <text:p>s3</text:p>
          </draw:text-box>
        </draw:frame>
        <draw:custom-shape draw:style-name="gr9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2+1+1</text:span></text:p>
              </table:table-cell>
              <table:table-cell>
                <text:p text:style-name="P1"><text:span text:style-name="T2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2+1</text:span></text:p>
              </table:table-cell>
              <table:table-cell table:style-name="ce4">
                <text:p text:style-name="P1"><text:span text:style-name="T2">2+1</text:span></text:p>
              </table:table-cell>
              <table:table-cell table:style-name="ce5">
                <text:p text:style-name="P1"><text:span text:style-name="T2">0+1</text:span></text:p>
              </table:table-cell>
            </table:table-row>
            <table:table-row table:style-name="ro3">
              <table:table-cell table:style-name="ce3">
                <text:p text:style-name="P1"><text:span text:style-name="T2">1+2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1"><text:span text:style-name="T1">1+1+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9" draw:text-style-name="P5" draw:layer="layout" svg:width="1.864cm" svg:height="1.865cm" svg:x="23.5cm" svg:y="12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4.9cm" svg:y="3.5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2.443cm" svg:y="3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5" draw:layer="layout" svg:width="1.864cm" svg:height="1.865cm" svg:x="25.636cm" svg:y="3.4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5" draw:layer="layout" svg:width="1.864cm" svg:height="1.865cm" svg:x="25.636cm" svg:y="12.6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5" draw:layer="layout" svg:width="1.864cm" svg:height="1.865cm" svg:x="24.8cm" svg:y="7.353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2.301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4.5cm" svg:y="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4.5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23.101cm" svg:y="8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.701cm" svg:y="13.1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24.6cm" svg:y="16.63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5cm" svg:y="13.2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32.835cm" svg:y="1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30.5cm" svg:y="1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3.401cm" svg:y="12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26.199cm" svg:y="17.9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2" draw:text-style-name="P3" draw:layer="layout" svg:width="5.2cm" svg:height="3.314cm" svg:x="23cm" svg:y="2.486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7.153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1.819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6.486cm">
          <text:p text:style-name="P1"><text:span text:style-name="T1">1+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3.314cm" svg:x="1.5cm" svg:y="2.5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7.167cm">
          <text:p text:style-name="P1"><text:span text:style-name="T2">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1.833cm">
          <text:p text:style-name="P1"><text:span text:style-name="T1">1+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6.5cm">
          <text:p text:style-name="P1"><text:span text:style-name="T2">0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 table:style-name="ce4"/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59" draw:text-style-name="P5" draw:layer="layout" svg:width="1.864cm" svg:height="1.865cm" svg:x="17.699cm" svg:y="1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15.157cm" svg:y="6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13cm" svg:y="6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5" draw:layer="layout" svg:width="1.864cm" svg:height="1.865cm" svg:x="9.5cm" svg:y="6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5" draw:layer="layout" svg:width="1.864cm" svg:height="1.865cm" svg:x="19.636cm" svg:y="15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18cm" svg:y="6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4.301cm" svg:y="1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20cm" svg:y="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2.803cm" svg:y="16.419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5.101cm" svg:y="16.5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10.136cm" svg:y="16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8.301cm" svg:y="14.7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4.002cm" svg:y="14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8.138cm" svg:y="10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10.801cm" svg:y="10.2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6" draw:layer="layout" svg:width="1.699cm" svg:height="1.719cm" svg:x="19.9cm" svg:y="11.7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18.699cm" svg:y="10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9" draw:text-style-name="P6" draw:layer="layout" svg:width="1.699cm" svg:height="1.719cm" svg:x="17.5cm" svg:y="11.9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9" draw:text-style-name="P5" draw:layer="layout" svg:width="1.864cm" svg:height="1.865cm" svg:x="9.536cm" svg:y="12.0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C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57:38</dc:date>
    <meta:editing-duration>P1DT53M32S</meta:editing-duration>
    <meta:editing-cycles>118</meta:editing-cycles>
    <meta:generator>LibreOffice/3.5$Linux_X86_64 LibreOffice_project/350m1$Build-2</meta:generator>
    <meta:print-date>2012-08-06T20:09:53</meta:print-date>
    <meta:document-statistic meta:object-count="666"/>
  </office:meta>
</office:document-meta>
</file>